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0C6F87368939BD1274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8cm" svg:height="2.562cm" svg:x="8.746cm" svg:y="13.678cm">
          <draw:image xlink:href="Pictures/100000000000012C000000C6F87368939BD1274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53:40.420043868</meta:creation-date>
    <dc:date>2018-03-06T11:53:55.141059419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